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?</text:p>
          </table:table-cell>
          <table:table-cell/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 table:number-rows-repeated="1048491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28:Sheet1.C1048576 Sheet1.C7:Sheet1.C8 Sheet1.C1:Sheet1.C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 style:data-style-name="N2" text:time-value="20:27:35.1018023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09T20:28:26.117696017</dc:date>
    <meta:editing-duration>PT20H2M43S</meta:editing-duration>
    <meta:editing-cycles>117</meta:editing-cycles>
    <meta:generator>LibreOffice/7.3.1.3$Linux_X86_64 LibreOffice_project/30$Build-3</meta:generator>
    <meta:document-statistic meta:table-count="1" meta:cell-count="345" meta:object-count="0"/>
  </office:meta>
</office:document-meta>
</file>